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924in" table:align="margins"/>
    </style:style>
    <style:style style:name="Tabla1.A" style:family="table-column">
      <style:table-column-properties style:column-width="2.2986in" style:rel-column-width="22509*"/>
    </style:style>
    <style:style style:name="Tabla1.B" style:family="table-column">
      <style:table-column-properties style:column-width="2.1229in" style:rel-column-width="20788*"/>
    </style:style>
    <style:style style:name="Tabla1.C" style:family="table-column">
      <style:table-column-properties style:column-width="2.2708in" style:rel-column-width="22238*"/>
    </style:style>
    <style:style style:name="Tabla1.A1" style:family="table-cell">
      <style:table-cell-properties fo:padding="0.0382in" fo:border-left="0.05pt solid #000000" fo:border-right="none" fo:border-top="0.05pt solid #000000" fo:border-bottom="none"/>
    </style:style>
    <style:style style:name="Tabla1.B1" style:family="table-cell">
      <style:table-cell-properties fo:padding="0.0382in" fo:border-left="none" fo:border-right="none" fo:border-top="0.05pt solid #000000" fo:border-bottom="none"/>
    </style:style>
    <style:style style:name="Tabla1.C1" style:family="table-cell">
      <style:table-cell-properties fo:padding="0.0382in" fo:border-left="none" fo:border-right="0.05pt solid #000000" fo:border-top="0.05pt solid #000000" fo:border-bottom="none"/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6d47f"/>
    </style:style>
    <style:style style:name="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paragraph-rsid="0016d47f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a6a48" officeooo:paragraph-rsid="001a6a48" style:font-size-asian="12pt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2300dc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13883c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8409" style:font-weight-asian="bold" style:font-weight-complex="bold"/>
    </style:style>
    <style:style style:name="T6" style:family="text">
      <style:text-properties officeooo:rsid="0013883c"/>
    </style:style>
    <style:style style:name="T7" style:family="text">
      <style:text-properties officeooo:rsid="001a6a48"/>
    </style:style>
    <style:style style:name="T8" style:family="text">
      <style:text-properties officeooo:rsid="001b79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STADO DE <text:span text:style-name="T6">NOTAS</text:span></text:p>
      <text:p text:style-name="P9"/>
      <text:section text:style-name="Sect1" text:name="NOTAS"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P4"><text:span text:style-name="T3">Numero</text:span><text:span text:style-name="T2">:</text:span><text:span text:style-name="T1"> [NUMERO]</text:span></text:p>
              <text:p text:style-name="P6"/>
              <text:p text:style-name="P8">HISTORICO DE PASES</text:p>
            </table:table-cell>
            <table:table-cell table:style-name="Tabla1.B1" office:value-type="string">
              <text:p text:style-name="P5"><text:span text:style-name="T2">Autor:</text:span><text:span text:style-name="T1"> [AUTOR]</text:span></text:p>
            </table:table-cell>
            <table:table-cell table:style-name="Tabla1.C1" office:value-type="string">
              <text:p text:style-name="P7"><text:span text:style-name="T5">Organizacion</text:span><text:span text:style-name="T4">: </text:span>[ORGANIZACION]</text:p>
              <text:p text:style-name="P7"/>
            </table:table-cell>
          </table:table-row>
        </table:table>
        <text:section text:style-name="Sect1" text:name="PASES">
          <text:p text:style-name="Table_20_Contents">[INGRESO] en [AREA]</text:p>
          <text:p text:style-name="Table_20_Contents">[DESCRIPCION]</text:p>
          <text:p text:style-name="Table_20_Contents">Cantidad de fojas: [FOJAS]</text:p>
          <text:p text:style-name="Table_20_Contents"/>
        </text:section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6.078in" svg:y="0.0862in" svg:width="0.5772in" svg:height="0.748in" draw:z-index="0"><draw:image xlink:href="Pictures/100002010000006400000079C6767511.png" xlink:type="simple" xlink:show="embed" xlink:actuate="onLoad"/></draw:frame></text:p>
        <text:p text:style-name="MP2"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8-19T17:08:58</dc:date>
    <meta:editing-duration>P1DT8H45M19S</meta:editing-duration>
    <meta:editing-cycles>91</meta:editing-cycles>
    <meta:generator>LibreOffice/3.6$Linux_x86 LibreOffice_project/360m1$Build-2</meta:generator>
    <meta:document-statistic meta:table-count="1" meta:image-count="1" meta:object-count="0" meta:page-count="1" meta:paragraph-count="11" meta:word-count="31" meta:character-count="203" meta:non-whitespace-character-count="183"/>
  </office:meta>
</office:document-meta>
</file>